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7-8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VENANT (7:1-2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COVENANT (7:1-29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romise (7:1-1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promise (7:1-17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David's request (7:1-7):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David's request (7:1-7):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purpose (7:1-3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prohibition (7:4-7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promise (7:1-17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David's request (7:1-7):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Lord's response (7:8-17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The Lord's response (7:8-17):<text:s text:c="1"/></text:span><text:span text:style-name="a492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promise to David (7:8-11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promise to David's descendant (7:12-15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The promise to David's descendants (7:16-17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he promise (7:1-17)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David's request (7:1-7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 Lord's response (7:8-17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THE COVENANT (7:1-29)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promise (7:1-17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prayer (7:18-29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2 SAMUEL 7-8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THE COVENANT (7:1-29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THE CONQUESTS (8:1-18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-title-Title-Slide" presentation:presentation-page-layout-name="Master1-PPL1" draw:id="Slide-265">
        <draw:frame draw:id="id101" presentation:style-name="a557" draw:name="Title 1" svg:x="1.38in" svg:y="0.83in" svg:width="10.3in" svg:height="4.42in" presentation:class="title" presentation:placeholder="false">
          <draw:text-box>
            <text:p text:style-name="a556" text:class-names="" text:cond-style-name=""><text:span text:style-name="a554" text:class-names="">THE CONQUESTS (8:1-18):<text:s text:c="1"/></text:span><text:span text:style-name="a555" text:class-names=""/></text:p>
          </draw:text-box>
          <svg:title/>
          <svg:desc/>
        </draw:frame>
        <draw:frame draw:id="id102" presentation:style-name="a562" draw:name="Subtitle 2" svg:x="1.38in" svg:y="5.25in" svg:width="10.3in" svg:height="1.85in" presentation:class="subtitle" presentation:placeholder="false">
          <draw:text-box>
            <text:p text:style-name="a559" text:class-names="" text:cond-style-name=""><text:span text:style-name="a558" text:class-names=""><text:s text:c="1"/>David's campaigns (8:1-14)<text:s text:c="1"/></text:span></text:p>
            <text:p text:style-name="a561" text:class-names="" text:cond-style-name=""><text:span text:style-name="a560" text:class-names=""/></text:p>
          </draw:text-box>
          <svg:title/>
          <svg:desc/>
        </draw:frame>
      </draw:page>
      <draw:page draw:name="Slide11" draw:style-name="a563" draw:master-page-name="Master1-Layout12-tx-Title-and-Text" presentation:presentation-page-layout-name="Master1-PPL12" draw:id="Slide-266">
        <draw:frame draw:id="id103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David's campaigns (8:1-14)<text:s text:c="1"/></text:span><text:span text:style-name="a565" text:class-names=""/></text:p>
          </draw:text-box>
          <svg:title/>
          <svg:desc/>
        </draw:frame>
        <draw:frame draw:id="id104" presentation:style-name="a583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Against the Philistines (8:1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Against the Moabites (8:2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Against Hadadezer and the Arameans (8:3-12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Against the Edomites (8:13-14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12" draw:style-name="a584" draw:master-page-name="Master1-Layout12-tx-Title-and-Text" presentation:presentation-page-layout-name="Master1-PPL12" draw:id="Slide-267">
        <draw:frame draw:id="id105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THE CONQUESTS (8:1-18):<text:s text:c="1"/></text:span><text:span text:style-name="a586" text:class-names=""/></text:p>
          </draw:text-box>
          <svg:title/>
          <svg:desc/>
        </draw:frame>
        <draw:frame draw:id="id106" presentation:style-name="a598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David's campaigns (8:1-14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David's court (8:15-18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13" draw:style-name="a599" draw:master-page-name="Master1-Layout12-tx-Title-and-Text" presentation:presentation-page-layout-name="Master1-PPL12" draw:id="Slide-268">
        <draw:frame draw:id="id107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2 SAMUEL 7-8</text:span><text:span text:style-name="a601" text:class-names=""/></text:p>
          </draw:text-box>
          <svg:title/>
          <svg:desc/>
        </draw:frame>
        <draw:frame draw:id="id108" presentation:style-name="a613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THE COVENANT (7:1-29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THE CONQUESTS (8:1-18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7-8</dc:title>
    <meta:initial-creator>David STRICKLAND</meta:initial-creator>
    <dc:creator>David STRICKLAND</dc:creator>
    <meta:creation-date>2020-02-22T17:29:11Z</meta:creation-date>
    <dc:date>2020-02-22T17:29:11Z</dc:date>
    <meta:template xlink:href="BibleStudy" xlink:type="simple"/>
    <meta:editing-cycles>1</meta:editing-cycles>
    <meta:editing-duration>PT0S</meta:editing-duration>
    <meta:document-statistic meta:paragraph-count="38" meta:word-count="227"/>
  </office:meta>
</office:document-meta>
</file>